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list-style-name="L2">
      <style:paragraph-properties fo:text-align="start" style:justify-single-word="false"/>
      <style:text-properties fo:font-weight="normal" style:font-weight-asian="normal" style:font-weight-complex="normal"/>
    </style:style>
    <style:style style:name="P9" style:family="paragraph" style:parent-style-name="Standard" style:list-style-name="L3">
      <style:paragraph-properties fo:text-align="start" style:justify-single-word="false"/>
      <style:text-properties fo:font-weight="normal" style:font-weight-asian="normal" style:font-weight-complex="normal"/>
    </style:style>
    <style:style style:name="P10" style:family="paragraph" style:parent-style-name="Standard" style:list-style-name="L4">
      <style:paragraph-properties fo:margin-left="0in" fo:margin-right="0in" fo:text-align="start" style:justify-single-word="false" fo:text-indent="0in" style:auto-text-indent="false"/>
      <style:text-properties fo:font-weight="normal" style:font-weight-asian="normal" style:font-weight-complex="normal"/>
    </style:style>
    <style:style style:name="P11" style:family="paragraph" style:parent-style-name="Standard" style:list-style-name="L5">
      <style:paragraph-properties fo:margin-left="0in" fo:margin-right="0in" fo:text-align="start" style:justify-single-word="false" fo:text-indent="0in" style:auto-text-indent="false"/>
      <style:text-properties fo:font-weight="normal" style:font-weight-asian="normal" style:font-weight-complex="normal"/>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text:list-style style:name="L4"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text:list-style style:name="L5">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blioteQ Administrator Guide</text:p>
      <text:p text:style-name="P1"/>
      <text:p text:style-name="P2">Introduction</text:p>
      <text:p text:style-name="P3"/>
      <text:p text:style-name="P3"><text:tab/>This document details the process for installing and configuring BiblioteQ.</text:p>
      <text:p text:style-name="P2"/>
      <text:list xml:id="list1803190844" text:style-name="L1">
        <text:list-item>
          <text:p text:style-name="P7">Database Configuration</text:p>
        </text:list-item>
      </text:list>
      <text:p text:style-name="P3"/>
      <text:p text:style-name="P5"><text:tab/>1.1 PostgreSQL Database Configuration</text:p>
      <text:p text:style-name="P3"/>
      <text:p text:style-name="P3"><text:tab/>BiblioteQ supports version 7.4.16 of PostgreSQL. Higher versions are also supported. Please follow the PostgreSQL-provided documentation for installing PostgreSQL. After installing the required PostgreSQL packages, please perform the following operations:</text:p>
      <text:list xml:id="list1560507231" text:style-name="L2">
        <text:list-item>
          <text:p text:style-name="P8">Create the xbook_db database via createdb xbook_db or via the PostgreSQL-recommended protocol. Please note that xbook_db is only a suggestion.</text:p>
        </text:list-item>
        <text:list-item>
          <text:p text:style-name="P8">Execute createlang plpgsql -d xbook_db or the PostgreSQL-recommended protocol for adding a new programming language to the database.</text:p>
        </text:list-item>
        <text:list-item>
          <text:p text:style-name="P8">Replace all instances of the default administrator xbook_admin in postgresql_create_schema.sql file.</text:p>
        </text:list-item>
        <text:list-item>
          <text:p text:style-name="P8">Log into your PostgreSQL database and load the postgresql_create_schema.sql file via \i postgresql_create_schema.sql.</text:p>
        </text:list-item>
      </text:list>
      <text:p text:style-name="P3"/>
      <text:p text:style-name="P5"><text:tab/>1.2 SQLite Database Configuration</text:p>
      <text:p text:style-name="P3"/>
      <text:p text:style-name="P3"><text:tab/>BiblioteQ supports version 3.5.6 of SQLite. Higher versions are also supported. To initialize an SQLite database that's suitable for BiblioteQ, execute the following command:</text:p>
      <text:list xml:id="list848469193" text:style-name="L3">
        <text:list-item>
          <text:p text:style-name="P9">sqlite3 -init sqlite_create_schema.sql biblioteq.db.</text:p>
        </text:list-item>
      </text:list>
      <text:p text:style-name="P3"><text:tab/>Please note that the OS X and Windows bundles contain prepared SQLite databases.</text:p>
      <text:p text:style-name="P3"/>
      <text:p text:style-name="P2"><text:tab/>1.3 Database Updates</text:p>
      <text:p text:style-name="P3"/>
      <text:p text:style-name="P3"><text:tab/>It is sometimes necessary to update a database schema after a software update. To do so, please execute the SQL statements that are located in the postgresql_update_schema.sql and sqlite_update_schema.sql files under the appropriate software version. You may also be required to execute additional steps via BiblioteQ. Please read and follow the version-specific instructions listed at http://biblioteq.sourceforge.net/news.html.</text:p>
      <text:p text:style-name="P3"/>
      <text:p text:style-name="P2">2. BiblioteQ Installation</text:p>
      <text:p text:style-name="P3"/>
      <text:p text:style-name="P2"><text:tab/>2.1 OS X and Windows Installation</text:p>
      <text:p text:style-name="P3"/>
      <text:p text:style-name="P3"><text:tab/>OS X and Windows users are urged to download the appropriate installers. After an installer has been downloaded, double-click on the appropriate icon and follow the on-screen instructions.</text:p>
      <text:p text:style-name="P3"/>
      <text:p text:style-name="P2"><text:tab/>2.2 Unix Installation</text:p>
      <text:p text:style-name="P3"/>
      <text:p text:style-name="P3"><text:tab/>Installing BiblioteQ on platforms that lack installers involves several operations. First, please resolve the following software prerequisites:</text:p>
      <text:list xml:id="list1551529258" text:style-name="L4">
        <text:list-item>
          <text:p text:style-name="P10"><text:soft-page-break/>Qt 4.4.3 must be installed. Please download the software from <text:a xlink:type="simple" xlink:href="http://www.qtsoftware.com/downloads">http://www.qtsoftware.com/downloads</text:a>. You have the option of building Qt with the PostgreSQL driver or to build the driver separately as a plugin. You may compile Qt with the PostgreSQL driver via ./configure -v -qt-sql-psql -I /usr/local/include/postgresql -L /usr/local/lib/postgresql.</text:p>
        </text:list-item>
        <text:list-item>
          <text:p text:style-name="P10">YAZ 2.1.53, or higher, must be installed. Please download the software from <text:a xlink:type="simple" xlink:href="http://www.sqlite.org/download.html">http://www.sqlite.org/download.html</text:a>.</text:p>
        </text:list-item>
        <text:list-item>
          <text:p text:style-name="P10">If you intend to use PostgreSQL, the PostgreSQL 7.4.16 database package must be installed. Please download the software from <text:a xlink:type="simple" xlink:href="http://www.postgresql.org/download">http://www.postgresql.org/download</text:a>.</text:p>
        </text:list-item>
        <text:list-item>
          <text:p text:style-name="P10">If you intend to use SQLite, the SQLite 3.5.6 package must be installed. Please download the software from <text:a xlink:type="simple" xlink:href="http://www.sqlite.org/download.html">http://www.sqlite.org/download.html</text:a>.</text:p>
        </text:list-item>
        <text:list-item>
          <text:p text:style-name="P10">After the required dependencies have been fulfilled and your environment is properly configured for Qt, build BiblioteQ via qmake -o Makefile biblioteq.pro &amp;&amp; make.</text:p>
        </text:list-item>
      </text:list>
      <text:p text:style-name="P6"/>
      <text:p text:style-name="P6"><text:tab/>Once the BiblioteQ executable has been created, please complete the following operations:</text:p>
      <text:list xml:id="list279532272" text:style-name="L5">
        <text:list-item>
          <text:p text:style-name="P11">Create the /usr/local/biblioteq directory.</text:p>
        </text:list-item>
        <text:list-item>
          <text:p text:style-name="P11">Copy the BiblioteQ executable to /usr/local/biblioteq.</text:p>
        </text:list-item>
        <text:list-item>
          <text:p text:style-name="P11">Copy the icons.d directory to /usr/local/biblioteq.</text:p>
        </text:list-item>
        <text:list-item>
          <text:p text:style-name="P11">Create the /usr/local/biblioteq/translations.d directory.</text:p>
        </text:list-item>
        <text:list-item>
          <text:p text:style-name="P11">Copy the translations.d/*.qm files to /usr/local/biblioteq/translations.d.</text:p>
        </text:list-item>
        <text:list-item>
          <text:p text:style-name="P11">Copy the biblioteq.conf file to /usr/local/share.</text:p>
        </text:list-item>
        <text:list-item>
          <text:p text:style-name="P11">Copy the biblioteq.sh script to /usr/local/bin.</text:p>
        </text:list-item>
        <text:list-item>
          <text:p text:style-name="P11">Set the desired permissions on the aforementioned directories and files.</text:p>
        </text:list-item>
      </text:list>
      <text:p text:style-name="P6"/>
      <text:p text:style-name="P5">3. Configuring BiblioteQ</text:p>
      <text:p text:style-name="P6"/>
      <text:p text:style-name="P6"><text:tab/>Configuring the runtime environment of BiblioteQ is relatively easy. Bundled with the software is the biblioteq.conf file. After BiblioteQ has been installed, please review the biblioteq.conf file. If necessary, please modify it to suit your preferenc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Unix OpenOffice.org_project/Patch 5</meta:generator>
    <meta:initial-creator>Alexis Megas</meta:initial-creator>
    <meta:creation-date>2009-01-24T10:30:40</meta:creation-date>
    <dc:date>2009-10-25T14:50:48</dc:date>
    <meta:editing-cycles>136</meta:editing-cycles>
    <meta:editing-duration>PT24H26M54S</meta:editing-duration>
    <meta:document-statistic meta:table-count="0" meta:image-count="0" meta:object-count="0" meta:page-count="2" meta:paragraph-count="37" meta:word-count="514" meta:character-count="3911"/>
    <meta:user-defined meta:name="Info 1"/>
    <meta:user-defined meta:name="Info 2"/>
    <meta:user-defined meta:name="Info 3"/>
    <meta:user-defined meta:name="Info 4"/>
  </office:meta>
</office:document-meta>
</file>